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4cad31" officeooo:paragraph-rsid="000efa54" fo:background-color="#ff6666"/>
    </style:style>
    <style:style style:name="P4" style:family="paragraph" style:parent-style-name="Standard">
      <style:text-properties style:text-position="0% 100%" officeooo:rsid="00c849f6" officeooo:paragraph-rsid="00c849f6" fo:background-color="transparent"/>
    </style:style>
    <style:style style:name="P5" style:family="paragraph" style:parent-style-name="Standard">
      <style:text-properties style:text-position="0% 100%" officeooo:rsid="010e0316" officeooo:paragraph-rsid="010e0316" fo:background-color="transparent"/>
    </style:style>
    <style:style style:name="P6" style:family="paragraph" style:parent-style-name="Standard">
      <style:text-properties style:text-position="0% 100%" officeooo:rsid="011b77c0" officeooo:paragraph-rsid="011b77c0" fo:background-color="transparent"/>
    </style:style>
    <style:style style:name="P7" style:family="paragraph" style:parent-style-name="Standard">
      <style:text-properties style:text-position="0% 100%" officeooo:rsid="014681a7" officeooo:paragraph-rsid="014681a7" fo:background-color="transparent"/>
    </style:style>
    <style:style style:name="P8" style:family="paragraph" style:parent-style-name="Standard" style:list-style-name="L1">
      <style:text-properties officeooo:rsid="00055b8b" officeooo:paragraph-rsid="00055b8b" fo:background-color="#33ff99"/>
    </style:style>
    <style:style style:name="P9" style:family="paragraph" style:parent-style-name="Standard" style:list-style-name="L1">
      <style:text-properties officeooo:rsid="00055b8b" officeooo:paragraph-rsid="00055b8b" fo:background-color="#33ff99"/>
    </style:style>
    <style:style style:name="P10" style:family="paragraph" style:parent-style-name="Standard" style:list-style-name="L1">
      <style:text-properties officeooo:rsid="0141d5fa" officeooo:paragraph-rsid="0141d5fa" fo:background-color="#33ff99"/>
    </style:style>
    <style:style style:name="P11" style:family="paragraph" style:parent-style-name="Standard" style:list-style-name="L1">
      <style:text-properties officeooo:rsid="007cc6dc" officeooo:paragraph-rsid="00b2b0d3" fo:background-color="#33ff99"/>
    </style:style>
    <style:style style:name="P12" style:family="paragraph" style:parent-style-name="Standard" style:list-style-name="L1">
      <style:text-properties officeooo:rsid="007f9da2" officeooo:paragraph-rsid="007f9da2" fo:background-color="#33ff99"/>
    </style:style>
    <style:style style:name="P13" style:family="paragraph" style:parent-style-name="Standard" style:list-style-name="L1">
      <style:text-properties officeooo:rsid="00e153b9" officeooo:paragraph-rsid="00e153b9" fo:background-color="#33ff99"/>
    </style:style>
    <style:style style:name="P14" style:family="paragraph" style:parent-style-name="Standard" style:list-style-name="L1">
      <style:text-properties officeooo:rsid="0082a0bc" officeooo:paragraph-rsid="0082a0bc" fo:background-color="#33ff99"/>
    </style:style>
    <style:style style:name="P15" style:family="paragraph" style:parent-style-name="Standard" style:list-style-name="L1">
      <style:text-properties officeooo:rsid="00f0f412" officeooo:paragraph-rsid="00f0f412" fo:background-color="#33ff99"/>
    </style:style>
    <style:style style:name="P16" style:family="paragraph" style:parent-style-name="Standard" style:list-style-name="L1">
      <style:text-properties officeooo:rsid="0083ccca" officeooo:paragraph-rsid="0083ccca" fo:background-color="#33ff99"/>
    </style:style>
    <style:style style:name="P17" style:family="paragraph" style:parent-style-name="Standard" style:list-style-name="L1">
      <style:text-properties officeooo:rsid="0083ccca" officeooo:paragraph-rsid="0083ccca" fo:background-color="#33ff99"/>
    </style:style>
    <style:style style:name="P18" style:family="paragraph" style:parent-style-name="Standard" style:list-style-name="L1">
      <style:text-properties officeooo:rsid="0037dcc4" officeooo:paragraph-rsid="0037dcc4" fo:background-color="#33ff99"/>
    </style:style>
    <style:style style:name="P19" style:family="paragraph" style:parent-style-name="Standard" style:list-style-name="L1">
      <style:text-properties officeooo:rsid="000cd67d" officeooo:paragraph-rsid="000cd67d" fo:background-color="#33ff99"/>
    </style:style>
    <style:style style:name="P20" style:family="paragraph" style:parent-style-name="Standard" style:list-style-name="L1">
      <style:text-properties officeooo:rsid="0007acc1" officeooo:paragraph-rsid="0007acc1" fo:background-color="#33ff99"/>
    </style:style>
    <style:style style:name="P21" style:family="paragraph" style:parent-style-name="Standard" style:list-style-name="L1">
      <style:text-properties officeooo:rsid="000e11a7" officeooo:paragraph-rsid="000e11a7" fo:background-color="#33ff99"/>
    </style:style>
    <style:style style:name="P22" style:family="paragraph" style:parent-style-name="Standard" style:list-style-name="L1">
      <style:text-properties officeooo:rsid="00437d70" officeooo:paragraph-rsid="00437d70" fo:background-color="#33ff99"/>
    </style:style>
    <style:style style:name="P23" style:family="paragraph" style:parent-style-name="Standard">
      <style:text-properties officeooo:rsid="0015d71b" officeooo:paragraph-rsid="0015d71b" fo:background-color="#33ff99"/>
    </style:style>
    <style:style style:name="P24" style:family="paragraph" style:parent-style-name="Standard" style:list-style-name="L1">
      <style:text-properties officeooo:rsid="00055b8b" officeooo:paragraph-rsid="007a76c8" fo:background-color="#ff6666"/>
    </style:style>
    <style:style style:name="P25" style:family="paragraph" style:parent-style-name="Standard" style:list-style-name="L1">
      <style:text-properties officeooo:rsid="0007acc1" officeooo:paragraph-rsid="0112c5bc" fo:background-color="#ff6666"/>
    </style:style>
    <style:style style:name="P26" style:family="paragraph" style:parent-style-name="Standard" style:list-style-name="L1">
      <style:text-properties officeooo:rsid="00f8d25a" officeooo:paragraph-rsid="00f8d25a" fo:background-color="#66ff99"/>
    </style:style>
    <style:style style:name="P27" style:family="paragraph" style:parent-style-name="Standard" style:list-style-name="L1">
      <style:text-properties officeooo:rsid="00ff12d6" officeooo:paragraph-rsid="00ff12d6" fo:background-color="#66ff99"/>
    </style:style>
    <style:style style:name="P28" style:family="paragraph" style:parent-style-name="Standard" style:list-style-name="L1">
      <style:text-properties officeooo:rsid="00ffcc8c" officeooo:paragraph-rsid="00ffcc8c" fo:background-color="#66ff99"/>
    </style:style>
    <style:style style:name="P29" style:family="paragraph" style:parent-style-name="Standard" style:list-style-name="L1">
      <style:text-properties officeooo:rsid="01045035" officeooo:paragraph-rsid="01045035" fo:background-color="#66ff99"/>
    </style:style>
    <style:style style:name="P30" style:family="paragraph" style:parent-style-name="Standard" style:list-style-name="L1">
      <style:text-properties officeooo:rsid="0089c828" officeooo:paragraph-rsid="0089c828" fo:background-color="#66ff99"/>
    </style:style>
    <style:style style:name="P31" style:family="paragraph" style:parent-style-name="Standard" style:list-style-name="L1">
      <style:text-properties officeooo:rsid="008ae73a" officeooo:paragraph-rsid="008ae73a" fo:background-color="#66ff99"/>
    </style:style>
    <style:style style:name="P32" style:family="paragraph" style:parent-style-name="Standard" style:list-style-name="L1">
      <style:text-properties officeooo:rsid="008ae73a" officeooo:paragraph-rsid="00b1a4cf" fo:background-color="#66ff99"/>
    </style:style>
    <style:style style:name="P33" style:family="paragraph" style:parent-style-name="Standard" style:list-style-name="L1">
      <style:text-properties officeooo:rsid="0097395d" officeooo:paragraph-rsid="0097395d" fo:background-color="#66ff99"/>
    </style:style>
    <style:style style:name="P34" style:family="paragraph" style:parent-style-name="Standard" style:list-style-name="L1">
      <style:text-properties officeooo:rsid="009f5920" officeooo:paragraph-rsid="009f5920" fo:background-color="#66ff99"/>
    </style:style>
    <style:style style:name="P35" style:family="paragraph" style:parent-style-name="Standard" style:list-style-name="L1">
      <style:text-properties officeooo:rsid="00a420cb" officeooo:paragraph-rsid="00a420cb" fo:background-color="#66ff99"/>
    </style:style>
    <style:style style:name="P36" style:family="paragraph" style:parent-style-name="Standard" style:list-style-name="L1">
      <style:text-properties officeooo:rsid="00b0d7ef" officeooo:paragraph-rsid="00b0d7ef" fo:background-color="#66ff99"/>
    </style:style>
    <style:style style:name="P37" style:family="paragraph" style:parent-style-name="Standard" style:list-style-name="L1">
      <style:text-properties officeooo:rsid="00b0d7ef" officeooo:paragraph-rsid="00b1a4cf" fo:background-color="#66ff99"/>
    </style:style>
    <style:style style:name="P38" style:family="paragraph" style:parent-style-name="Standard" style:list-style-name="L1">
      <style:text-properties officeooo:rsid="008cf05b" officeooo:paragraph-rsid="008cf05b" fo:background-color="#66ff99"/>
    </style:style>
    <style:style style:name="P39" style:family="paragraph" style:parent-style-name="Standard" style:list-style-name="L1">
      <style:text-properties officeooo:rsid="008e3ebd" officeooo:paragraph-rsid="008e3ebd" fo:background-color="#66ff99"/>
    </style:style>
    <style:style style:name="P40" style:family="paragraph" style:parent-style-name="Standard" style:list-style-name="L1">
      <style:text-properties officeooo:rsid="00bb78fb" officeooo:paragraph-rsid="00bb78fb" fo:background-color="#66ff99"/>
    </style:style>
    <style:style style:name="P41" style:family="paragraph" style:parent-style-name="Standard" style:list-style-name="L1">
      <style:text-properties officeooo:rsid="00c1919c" officeooo:paragraph-rsid="00c1919c" fo:background-color="#66ff99"/>
    </style:style>
    <style:style style:name="P42" style:family="paragraph" style:parent-style-name="Standard" style:list-style-name="L1">
      <style:text-properties officeooo:rsid="00d3fc34" officeooo:paragraph-rsid="00d3fc34" fo:background-color="#66ff99"/>
    </style:style>
    <style:style style:name="P43" style:family="paragraph" style:parent-style-name="Standard" style:list-style-name="L1">
      <style:text-properties officeooo:rsid="00d5588d" officeooo:paragraph-rsid="00d5588d" fo:background-color="#66ff99"/>
    </style:style>
    <style:style style:name="P44" style:family="paragraph" style:parent-style-name="Standard" style:list-style-name="L1">
      <style:text-properties officeooo:rsid="00ad6503" officeooo:paragraph-rsid="00cc8956" fo:background-color="#66ff99"/>
    </style:style>
    <style:style style:name="P45" style:family="paragraph" style:parent-style-name="Standard" style:list-style-name="L1">
      <style:text-properties officeooo:rsid="0125b9ea" officeooo:paragraph-rsid="0125b9ea" fo:background-color="#66ff99"/>
    </style:style>
    <style:style style:name="P46" style:family="paragraph" style:parent-style-name="Standard" style:list-style-name="L1">
      <style:text-properties officeooo:rsid="012c8796" officeooo:paragraph-rsid="012c8796" fo:background-color="#66ff99"/>
    </style:style>
    <style:style style:name="P47" style:family="paragraph" style:parent-style-name="Standard" style:list-style-name="L1">
      <style:text-properties officeooo:rsid="012f3ca7" officeooo:paragraph-rsid="012f3ca7" fo:background-color="#66ff99"/>
    </style:style>
    <style:style style:name="P48" style:family="paragraph" style:parent-style-name="Standard" style:list-style-name="L1">
      <style:text-properties officeooo:rsid="01327f67" officeooo:paragraph-rsid="01327f67" fo:background-color="#66ff99"/>
    </style:style>
    <style:style style:name="P49" style:family="paragraph" style:parent-style-name="Standard" style:list-style-name="L1">
      <style:text-properties officeooo:rsid="0133a518" officeooo:paragraph-rsid="0133a518" fo:background-color="#66ff99"/>
    </style:style>
    <style:style style:name="P50" style:family="paragraph" style:parent-style-name="Standard" style:list-style-name="L1">
      <style:text-properties officeooo:rsid="0133f657" officeooo:paragraph-rsid="0133f657" fo:background-color="#66ff99"/>
    </style:style>
    <style:style style:name="P51" style:family="paragraph" style:parent-style-name="Standard" style:list-style-name="L1">
      <style:text-properties officeooo:rsid="0135caa1" officeooo:paragraph-rsid="0135caa1" fo:background-color="#66ff99"/>
    </style:style>
    <style:style style:name="P52" style:family="paragraph" style:parent-style-name="Standard" style:list-style-name="L1">
      <style:text-properties officeooo:rsid="00055b8b" officeooo:paragraph-rsid="00055b8b" fo:background-color="#66ff99"/>
    </style:style>
    <style:style style:name="P53" style:family="paragraph" style:parent-style-name="Standard" style:list-style-name="L1">
      <style:text-properties officeooo:rsid="0035481c" officeooo:paragraph-rsid="0035481c" fo:background-color="#66ff99"/>
    </style:style>
    <style:style style:name="P54" style:family="paragraph" style:parent-style-name="Standard" style:list-style-name="L1">
      <style:text-properties officeooo:rsid="0036f21a" officeooo:paragraph-rsid="0036f21a" fo:background-color="#66ff99"/>
    </style:style>
    <style:style style:name="P55" style:family="paragraph" style:parent-style-name="Standard" style:list-style-name="L1">
      <style:text-properties officeooo:rsid="000b4596" officeooo:paragraph-rsid="000b4596" fo:background-color="#66ff99"/>
    </style:style>
    <style:style style:name="P56" style:family="paragraph" style:parent-style-name="Standard" style:list-style-name="L1">
      <style:text-properties officeooo:rsid="00391b0a" officeooo:paragraph-rsid="00391b0a" fo:background-color="#66ff99"/>
    </style:style>
    <style:style style:name="P57" style:family="paragraph" style:parent-style-name="Standard" style:list-style-name="L1">
      <style:text-properties officeooo:rsid="00391b0a" officeooo:paragraph-rsid="004497a8" fo:background-color="#66ff99"/>
    </style:style>
    <style:style style:name="P58" style:family="paragraph" style:parent-style-name="Standard" style:list-style-name="L1">
      <style:text-properties officeooo:rsid="00475e18" officeooo:paragraph-rsid="00475e18" fo:background-color="#66ff99"/>
    </style:style>
    <style:style style:name="P59" style:family="paragraph" style:parent-style-name="Standard" style:list-style-name="L1">
      <style:text-properties officeooo:rsid="0045ae05" officeooo:paragraph-rsid="0045ae05" fo:background-color="#66ff99"/>
    </style:style>
    <style:style style:name="P60" style:family="paragraph" style:parent-style-name="Standard" style:list-style-name="L1">
      <style:text-properties officeooo:rsid="00407522" officeooo:paragraph-rsid="00407522" fo:background-color="#66ff99"/>
    </style:style>
    <style:style style:name="P61" style:family="paragraph" style:parent-style-name="Standard" style:list-style-name="L1">
      <style:text-properties officeooo:rsid="000bb8e4" officeooo:paragraph-rsid="000bb8e4" fo:background-color="#66ff99"/>
    </style:style>
    <style:style style:name="P62" style:family="paragraph" style:parent-style-name="Standard" style:list-style-name="L1">
      <style:text-properties officeooo:rsid="000bb8e4" officeooo:paragraph-rsid="0070e143" fo:background-color="#66ff99"/>
    </style:style>
    <style:style style:name="P63" style:family="paragraph" style:parent-style-name="Standard" style:list-style-name="L1">
      <style:text-properties officeooo:rsid="00495b1f" officeooo:paragraph-rsid="00495b1f" fo:background-color="#66ff99"/>
    </style:style>
    <style:style style:name="P64" style:family="paragraph" style:parent-style-name="Standard" style:list-style-name="L1">
      <style:text-properties officeooo:rsid="006985ac" officeooo:paragraph-rsid="006985ac" fo:background-color="#66ff99"/>
    </style:style>
    <style:style style:name="P65" style:family="paragraph" style:parent-style-name="Standard" style:list-style-name="L1">
      <style:text-properties officeooo:rsid="006f3d21" officeooo:paragraph-rsid="006f3d21" fo:background-color="#66ff99"/>
    </style:style>
    <style:style style:name="P66" style:family="paragraph" style:parent-style-name="Standard" style:list-style-name="L1">
      <style:text-properties officeooo:rsid="0070e143" officeooo:paragraph-rsid="0070e143" fo:background-color="#66ff99"/>
    </style:style>
    <style:style style:name="P67" style:family="paragraph" style:parent-style-name="Standard" style:list-style-name="L1">
      <style:text-properties officeooo:rsid="0007acc1" officeooo:paragraph-rsid="0007acc1" fo:background-color="#66ff99"/>
    </style:style>
    <style:style style:name="P68" style:family="paragraph" style:parent-style-name="Standard" style:list-style-name="L1">
      <style:text-properties officeooo:rsid="0122d579" officeooo:paragraph-rsid="0122d579" fo:background-color="#66ff99"/>
    </style:style>
    <style:style style:name="P69" style:family="paragraph" style:parent-style-name="Standard" style:list-style-name="L2">
      <style:text-properties style:text-position="0% 100%" officeooo:rsid="011b77c0" officeooo:paragraph-rsid="011b77c0" fo:background-color="transparent"/>
    </style:style>
    <style:style style:name="P70" style:family="paragraph" style:parent-style-name="Standard" style:list-style-name="L3">
      <style:text-properties style:text-position="0% 100%" officeooo:rsid="011b77c0" officeooo:paragraph-rsid="011b77c0" fo:background-color="transparent"/>
    </style:style>
    <style:style style:name="P71" style:family="paragraph" style:parent-style-name="Standard" style:list-style-name="L2">
      <style:text-properties style:text-position="0% 100%" officeooo:rsid="011d8371" officeooo:paragraph-rsid="011d8371" fo:background-color="transparent"/>
    </style:style>
    <style:style style:name="P72" style:family="paragraph" style:parent-style-name="Standard" style:list-style-name="L2">
      <style:text-properties style:text-position="0% 100%" officeooo:rsid="013ae329" officeooo:paragraph-rsid="013ae329" fo:background-color="transparent"/>
    </style:style>
    <style:style style:name="P73" style:family="paragraph" style:parent-style-name="Standard" style:list-style-name="L3">
      <style:text-properties style:text-position="0% 100%" officeooo:rsid="0136cb5d" officeooo:paragraph-rsid="0136cb5d" fo:background-color="transparent"/>
    </style:style>
    <style:style style:name="P74" style:family="paragraph" style:parent-style-name="Standard">
      <style:text-properties officeooo:rsid="00a34157" officeooo:paragraph-rsid="0007acc1" fo:background-color="transparent"/>
    </style:style>
    <style:style style:name="P75" style:family="paragraph" style:parent-style-name="Standard">
      <style:text-properties officeooo:rsid="00a83b71" officeooo:paragraph-rsid="00a83b71" fo:background-color="transparen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691ade"/>
    </style:style>
    <style:style style:name="T6" style:family="text">
      <style:text-properties officeooo:rsid="0070e143"/>
    </style:style>
    <style:style style:name="T7" style:family="text">
      <style:text-properties officeooo:rsid="007e8c7e"/>
    </style:style>
    <style:style style:name="T8" style:family="text">
      <style:text-properties officeooo:rsid="00855f7e"/>
    </style:style>
    <style:style style:name="T9" style:family="text">
      <style:text-properties officeooo:rsid="009146cf"/>
    </style:style>
    <style:style style:name="T10" style:family="text">
      <style:text-properties officeooo:rsid="009478fb"/>
    </style:style>
    <style:style style:name="T11" style:family="text">
      <style:text-properties officeooo:rsid="009a32e6"/>
    </style:style>
    <style:style style:name="T12" style:family="text">
      <style:text-properties officeooo:rsid="009b26d2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bb7856"/>
    </style:style>
    <style:style style:name="T16" style:family="text">
      <style:text-properties style:text-position="0% 100%" officeooo:rsid="013d4a08"/>
    </style:style>
    <style:style style:name="T17" style:family="text">
      <style:text-properties officeooo:rsid="00e29477"/>
    </style:style>
    <style:style style:name="T18" style:family="text">
      <style:text-properties officeooo:rsid="012d7115"/>
    </style:style>
    <style:style style:name="T19" style:family="text">
      <style:text-properties officeooo:rsid="013098db"/>
    </style:style>
    <style:style style:name="T20" style:family="text">
      <style:text-properties officeooo:rsid="013d4a08"/>
    </style:style>
    <style:style style:name="T21" style:family="text">
      <style:text-properties officeooo:rsid="013ae3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9138175662866879214" text:style-name="L1">
        <text:list-item>
          <text:p text:style-name="P8">Introduction</text:p>
          <text:p text:style-name="P24"/>
        </text:list-item>
        <text:list-item>
          <text:p text:style-name="P10">Contexte et objectifs</text:p>
          <text:list>
            <text:list-item>
              <text:p text:style-name="P11">Projet QuChemPed<text:span text:style-name="T7">ia</text:span></text:p>
            </text:list-item>
            <text:list-item>
              <text:p text:style-name="P12">Enjeux en chimie</text:p>
              <text:list>
                <text:list-item>
                  <text:p text:style-name="P13">Prédiction de propriétés moléculaires</text:p>
                </text:list-item>
                <text:list-item>
                  <text:p text:style-name="P13">Optimisation <text:span text:style-name="T17">de la géométrie moléculaire</text:span></text:p>
                </text:list-item>
              </text:list>
            </text:list-item>
            <text:list-item>
              <text:p text:style-name="P14">Utilisation de modèles d’apprentissage automatique</text:p>
              <text:list>
                <text:list-item>
                  <text:p text:style-name="P14">Principes fondamentaux <text:span text:style-name="T8">(+sur-ajustement → régularisation + recherche quadrillage)</text:span></text:p>
                  <text:list>
                    <text:list-item>
                      <text:p text:style-name="P15">Séparation des jeux de données</text:p>
                    </text:list-item>
                    <text:list-item>
                      <text:p text:style-name="P15">Validation croisée</text:p>
                    </text:list-item>
                    <text:list-item>
                      <text:p text:style-name="P15">Recherche des paramètres optimaux</text:p>
                    </text:list-item>
                    <text:list-item>
                      <text:p text:style-name="P15">Prévention du sur-ajustement</text:p>
                    </text:list-item>
                  </text:list>
                </text:list-item>
                <text:list-item>
                  <text:p text:style-name="P14">Entraînement de réseaux de neurones</text:p>
                  <text:list>
                    <text:list-item>
                      <text:p text:style-name="P16">Principe</text:p>
                    </text:list-item>
                    <text:list-item>
                      <text:p text:style-name="P15">Bibliothèques logicielles</text:p>
                    </text:list-item>
                    <text:list-item>
                      <text:p text:style-name="P15">Hyper-paramètres</text:p>
                      <text:p text:style-name="P17"/>
                    </text:list-item>
                  </text:list>
                </text:list-item>
              </text:list>
            </text:list-item>
          </text:list>
        </text:list-item>
        <text:list-item>
          <text:p text:style-name="P9">Représentations géométriques moléculaires</text:p>
          <text:list>
            <text:list-item>
              <text:p text:style-name="P18">Intro (autres propriétés modèles)</text:p>
            </text:list-item>
            <text:list-item>
              <text:p text:style-name="P19">Matrice des coordonnées atomiques</text:p>
            </text:list-item>
            <text:list-item>
              <text:p text:style-name="P19">Matrice réduite des distances inter-atomiques</text:p>
              <text:list>
                <text:list-item>
                  <text:p text:style-name="P19">Motivation</text:p>
                </text:list-item>
                <text:list-item>
                  <text:p text:style-name="P19">Formalisation</text:p>
                </text:list-item>
                <text:list-item>
                  <text:p text:style-name="P19">Reconstruction des molécules</text:p>
                </text:list-item>
              </text:list>
            </text:list-item>
            <text:list-item>
              <text:p text:style-name="P19">Matrice des distances à des points fixes</text:p>
              <text:list>
                <text:list-item>
                  <text:p text:style-name="P19">Motivation</text:p>
                </text:list-item>
                <text:list-item>
                  <text:p text:style-name="P19">Formalisation</text:p>
                </text:list-item>
                <text:list-item>
                  <text:p text:style-name="P19">Reconstruction des molécules</text:p>
                </text:list-item>
              </text:list>
            </text:list-item>
            <text:list-item>
              <text:p text:style-name="P19">Représentation locale des liaisons covalentes</text:p>
              <text:list>
                <text:list-item>
                  <text:p text:style-name="P21">Motivation</text:p>
                </text:list-item>
                <text:list-item>
                  <text:p text:style-name="P21">Classes positionnelles</text:p>
                </text:list-item>
                <text:list-item>
                  <text:p text:style-name="P21">Distances aux atomes de la liaison</text:p>
                </text:list-item>
                <text:list-item>
                  <text:p text:style-name="P22">Restriction au voisinage le plus proche</text:p>
                </text:list-item>
              </text:list>
            </text:list-item>
          </text:list>
        </text:list-item>
      </text:list>
      <text:p text:style-name="P23"/>
      <text:list xml:id="list233404074852887" text:continue-numbering="true" text:style-name="L1">
        <text:list-item>
          <text:p text:style-name="P26">Données</text:p>
          <text:list>
            <text:list-item>
              <text:p text:style-name="P27">Bases de données moléculaires</text:p>
              <text:list>
                <text:list-item>
                  <text:p text:style-name="P27">Pubchem</text:p>
                </text:list-item>
                <text:list-item>
                  <text:p text:style-name="P27">PubchemQC</text:p>
                </text:list-item>
              </text:list>
            </text:list-item>
            <text:list-item>
              <text:p text:style-name="P28">Analyse des données</text:p>
              <text:list>
                <text:list-item>
                  <text:p text:style-name="P29">Taille des molécules</text:p>
                </text:list-item>
                <text:list-item>
                  <text:p text:style-name="P29">Distribution des liaisons</text:p>
                </text:list-item>
              </text:list>
            </text:list-item>
          </text:list>
        </text:list-item>
      </text:list>
      <text:p text:style-name="P3"/>
      <text:list xml:id="list233403908201535" text:continue-numbering="true" text:style-name="L1">
        <text:list-item>
          <text:p text:style-name="P30">Prédiction de longueurs de liaisons convergées</text:p>
          <text:list>
            <text:list-item>
              <text:p text:style-name="P31">Introduction</text:p>
              <text:list>
                <text:list-item>
                  <text:p text:style-name="P31">Motivation</text:p>
                </text:list-item>
                <text:list-item>
                  <text:p text:style-name="P33">Représentation des données</text:p>
                  <text:list>
                    <text:list-item>
                      <text:p text:style-name="P34">Données en entrée des modèles</text:p>
                    </text:list-item>
                    <text:list-item>
                      <text:p text:style-name="P34">Homogénéisation de la taille des entrées</text:p>
                    </text:list-item>
                    <text:list-item>
                      <text:p text:style-name="P35">Représentation d’une liaison en entrée d’un modèle</text:p>
                    </text:list-item>
                  </text:list>
                </text:list-item>
                <text:list-item>
                  <text:p text:style-name="P31"><text:soft-page-break/>Méthodologie</text:p>
                  <text:list>
                    <text:list-item>
                      <text:p text:style-name="P36">Précision requise</text:p>
                    </text:list-item>
                    <text:list-item>
                      <text:p text:style-name="P37">Classes de modèles</text:p>
                    </text:list-item>
                    <text:list-item>
                      <text:p text:style-name="P32">Nomenclature</text:p>
                    </text:list-item>
                  </text:list>
                </text:list-item>
              </text:list>
            </text:list-item>
            <text:list-item>
              <text:p text:style-name="P31">Prédiction de <text:span text:style-name="T11">longueurs de liaisons </text:span>carbone-carbone</text:p>
              <text:list>
                <text:list-item>
                  <text:p text:style-name="P38">Modèle naïf </text:p>
                </text:list-item>
                <text:list-item>
                  <text:p text:style-name="P39">Restriction au voisinage le plus proche</text:p>
                </text:list-item>
                <text:list-item>
                  <text:p text:style-name="P39">Application de fonctions aux distances</text:p>
                </text:list-item>
                <text:list-item>
                  <text:p text:style-name="P39">Réduction de la <text:span text:style-name="T10">largeur</text:span> du réseau</text:p>
                </text:list-item>
                <text:list-item>
                  <text:p text:style-name="P39">Recherche par quadrillage des paramètres du modèle naïf</text:p>
                </text:list-item>
              </text:list>
            </text:list-item>
            <text:list-item>
              <text:p text:style-name="P31">Généralisation de la méthode <text:span text:style-name="T12">à d’autres liaisons</text:span></text:p>
              <text:list>
                <text:list-item>
                  <text:p text:style-name="P40">Modèle naïf</text:p>
                  <text:list>
                    <text:list-item>
                      <text:p text:style-name="P41">Analyse statistique des erreurs</text:p>
                    </text:list-item>
                    <text:list-item>
                      <text:p text:style-name="P41">Représentation graphique des résultats</text:p>
                    </text:list-item>
                  </text:list>
                </text:list-item>
                <text:list-item>
                  <text:p text:style-name="P40">Restriction au voisinage le plus proche</text:p>
                  <text:list>
                    <text:list-item>
                      <text:p text:style-name="P41">Analyse statistique des erreurs</text:p>
                    </text:list-item>
                    <text:list-item>
                      <text:p text:style-name="P41">Représentation graphique des résultats</text:p>
                    </text:list-item>
                  </text:list>
                </text:list-item>
                <text:list-item>
                  <text:p text:style-name="P40">Application de fonctions aux distances</text:p>
                </text:list-item>
              </text:list>
            </text:list-item>
            <text:list-item>
              <text:p text:style-name="P31">Ouverture à d’autres modèles d’apprentissage automatique<text:span text:style-name="T9">s</text:span></text:p>
              <text:list>
                <text:list-item>
                  <text:p text:style-name="P42">Entraînement de modèles KRR</text:p>
                  <text:list>
                    <text:list-item>
                      <text:p text:style-name="P31">Recherche par quadrillage</text:p>
                    </text:list-item>
                    <text:list-item>
                      <text:p text:style-name="P42">Entraînement d’un modèle et analyse des prédictions</text:p>
                    </text:list-item>
                  </text:list>
                </text:list-item>
                <text:list-item>
                  <text:p text:style-name="P43">Entraînement de modèles SVM</text:p>
                  <text:list>
                    <text:list-item>
                      <text:p text:style-name="P44">Recherche par quadrillage (non aboutie)</text:p>
                      <text:p text:style-name="P44">Entraînement d’un modèle naïf</text:p>
                    </text:list-item>
                  </text:list>
                </text:list-item>
              </text:list>
            </text:list-item>
            <text:list-item>
              <text:p text:style-name="P45">Automatisation des traitements</text:p>
              <text:list>
                <text:list-item>
                  <text:p text:style-name="P46">Motivat<text:span text:style-name="T18">ion</text:span></text:p>
                </text:list-item>
                <text:list-item>
                  <text:p text:style-name="P47">Traitements disponible<text:span text:style-name="T19">s</text:span></text:p>
                  <text:list>
                    <text:list-item>
                      <text:p text:style-name="P48">Séparation du jeu de données</text:p>
                    </text:list-item>
                    <text:list-item>
                      <text:p text:style-name="P49">Génération des entrées des modèles</text:p>
                    </text:list-item>
                    <text:list-item>
                      <text:p text:style-name="P50">Entraînement des modèles</text:p>
                    </text:list-item>
                    <text:list-item>
                      <text:p text:style-name="P50">Recherche par quadrillage</text:p>
                    </text:list-item>
                    <text:list-item>
                      <text:p text:style-name="P51">Représentation graphique des résultats</text:p>
                      <text:p text:style-name="P44"/>
                    </text:list-item>
                  </text:list>
                </text:list-item>
              </text:list>
            </text:list-item>
          </text:list>
        </text:list-item>
        <text:list-item>
          <text:p text:style-name="P52">Prédiction de géométries moléculaires convergées</text:p>
          <text:list>
            <text:list-item>
              <text:p text:style-name="P53">Introduction</text:p>
              <text:list>
                <text:list-item>
                  <text:p text:style-name="P53">Motivation</text:p>
                </text:list-item>
                <text:list-item>
                  <text:p text:style-name="P53">Méthodologie</text:p>
                </text:list-item>
                <text:list-item>
                  <text:p text:style-name="P53">Nomenclatur<text:span text:style-name="T4">e</text:span></text:p>
                </text:list-item>
              </text:list>
            </text:list-item>
            <text:list-item>
              <text:p text:style-name="P54">Modèles</text:p>
              <text:list>
                <text:list-item>
                  <text:p text:style-name="P55"><text:span text:style-name="T3">Rerprésentation des d</text:span>onnées <text:span text:style-name="T2">(+ padding)</text:span></text:p>
                  <text:list>
                    <text:list-item>
                      <text:p text:style-name="P56">Représentations géométriques</text:p>
                    </text:list-item>
                    <text:list-item>
                      <text:p text:style-name="P56">Propriétés atomiques supplémentaires</text:p>
                    </text:list-item>
                    <text:list-item>
                      <text:p text:style-name="P57">Bruit</text:p>
                    </text:list-item>
                    <text:list-item>
                      <text:p text:style-name="P58">Homogénéisation des tailles de données</text:p>
                    </text:list-item>
                    <text:list-item>
                      <text:p text:style-name="P59">Unités</text:p>
                    </text:list-item>
                    <text:list-item>
                      <text:p text:style-name="P60">Synthèse du flux de données</text:p>
                    </text:list-item>
                  </text:list>
                </text:list-item>
                <text:list-item>
                  <text:p text:style-name="P61">Évaluation des performances</text:p>
                  <text:list>
                    <text:list-item>
                      <text:p text:style-name="P63">Fonctions de coût</text:p>
                    </text:list-item>
                    <text:list-item>
                      <text:p text:style-name="P63">Fonctions de validation</text:p>
                    </text:list-item>
                    <text:list-item>
                      <text:p text:style-name="P63">Erreur introduite par le bruit</text:p>
                    </text:list-item>
                  </text:list>
                </text:list-item>
                <text:list-item>
                  <text:p text:style-name="P61">Architectures</text:p>
                </text:list-item>
                <text:list-item>
                  <text:p text:style-name="P61"><text:soft-page-break/><text:span text:style-name="T5">O</text:span>ptimisation des modèles (recherches quadrillage)</text:p>
                </text:list-item>
              </text:list>
            </text:list-item>
            <text:list-item>
              <text:p text:style-name="P64">Résultats</text:p>
              <text:list>
                <text:list-item>
                  <text:p text:style-name="P65">Estimation des performances lors de l’entraînement</text:p>
                </text:list-item>
                <text:list-item>
                  <text:p text:style-name="P65">Analyse détaillée d’un modèle</text:p>
                  <text:list>
                    <text:list-item>
                      <text:p text:style-name="P65">Analyse statistique</text:p>
                    </text:list-item>
                    <text:list-item>
                      <text:p text:style-name="P65">Distribution <text:span text:style-name="T6">de l’erreur absolue</text:span></text:p>
                    </text:list-item>
                    <text:list-item>
                      <text:p text:style-name="P66">Distribution de l’erreur absolue en fonction des cibles</text:p>
                    </text:list-item>
                    <text:list-item>
                      <text:p text:style-name="P66">Distribution des prédictions en fonction des cibles</text:p>
                    </text:list-item>
                  </text:list>
                </text:list-item>
                <text:list-item>
                  <text:p text:style-name="P66">Abandon de la méthode</text:p>
                  <text:p text:style-name="P62"/>
                </text:list-item>
              </text:list>
            </text:list-item>
          </text:list>
        </text:list-item>
        <text:list-item>
          <text:p text:style-name="P67">Perspectives</text:p>
          <text:list>
            <text:list-item>
              <text:p text:style-name="P68">Prédiction des géométries optimisées complètes</text:p>
            </text:list-item>
            <text:list-item>
              <text:p text:style-name="P68">Représentation des données moléculaires</text:p>
              <text:list>
                <text:list-item>
                  <text:p text:style-name="P68">Graphes</text:p>
                </text:list-item>
                <text:list-item>
                  <text:p text:style-name="P68">Fingerprints</text:p>
                  <text:p text:style-name="P25"/>
                </text:list-item>
              </text:list>
            </text:list-item>
          </text:list>
        </text:list-item>
        <text:list-item>
          <text:p text:style-name="P20">Conclusion</text:p>
        </text:list-item>
      </text:list>
      <text:p text:style-name="P74"><text:tab/></text:p>
      <text:p text:style-name="P75"><text:span text:style-name="T14">+ Mise en page ! </text:span><text:span text:style-name="T16">+ page vide après page de garde</text:span></text:p>
      <text:p text:style-name="P7"/>
      <text:p text:style-name="P5"/>
      <text:p text:style-name="P6"/>
      <text:p text:style-name="P6">Samedi :</text:p>
      <text:list xml:id="list660556977095993513" text:style-name="L2">
        <text:list-item>
          <text:p text:style-name="P69">Introduction</text:p>
        </text:list-item>
        <text:list-item>
          <text:p text:style-name="P69">Conclusion</text:p>
        </text:list-item>
        <text:list-item>
          <text:p text:style-name="P69">Projet Quchempedia</text:p>
        </text:list-item>
        <text:list-item>
          <text:p text:style-name="P71">Corrections remarques<text:span text:style-name="T21"><text:tab/> </text:span></text:p>
        </text:list-item>
        <text:list-item>
          <text:p text:style-name="P72">Première relecture</text:p>
        </text:list-item>
      </text:list>
      <text:p text:style-name="P6"/>
      <text:p text:style-name="P6">Dimanche</text:p>
      <text:list xml:id="list474588531773752688" text:style-name="L3">
        <text:list-item>
          <text:p text:style-name="P70">Relecture</text:p>
        </text:list-item>
        <text:list-item>
          <text:p text:style-name="P70">Mise en page</text:p>
        </text:list-item>
        <text:list-item>
          <text:p text:style-name="P73">Entraînement soutenance</text:p>
          <text:p text:style-name="P70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24T23:34:00.962867585</dc:date>
    <meta:editing-duration>P10DT8H11M15S</meta:editing-duration>
    <meta:editing-cycles>253</meta:editing-cycles>
    <meta:generator>LibreOffice/5.1.6.2$Linux_X86_64 LibreOffice_project/10m0$Build-2</meta:generator>
    <meta:document-statistic meta:table-count="0" meta:image-count="0" meta:object-count="0" meta:page-count="3" meta:paragraph-count="126" meta:word-count="539" meta:character-count="3534" meta:non-whitespace-character-count="3234"/>
  </office:meta>
</office:document-meta>
</file>